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f60f0" style:text-blinking="false" fo:background-color="transparent"/>
    </style:style>
    <style:style style:name="P25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3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8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40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762d41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officeooo:paragraph-rsid="006f60f0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9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1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3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4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49f669"/>
    </style:style>
    <style:style style:name="P5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615d18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74f3a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75549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style:text-blinking="fals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62d41" style:text-blinking="false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ad22c" style:text-blinking="false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style:text-blinking="false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a09a" style:text-blinking="false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37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38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39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41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42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3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44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5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46913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3b3b36" fo:background-color="transparent" loext:char-shading-value="0"/>
    </style:style>
    <style:style style:name="T48" style:family="text">
      <style:text-properties officeooo:rsid="003cb4df" fo:background-color="transparent" loext:char-shading-value="0"/>
    </style:style>
    <style:style style:name="T49" style:family="text">
      <style:text-properties officeooo:rsid="00529fbc" fo:background-color="transparent" loext:char-shading-value="0"/>
    </style:style>
    <style:style style:name="T50" style:family="text">
      <style:text-properties officeooo:rsid="00529fbc" fo:background-color="transparent" loext:char-shading-value="0" style:font-style-asian="normal" style:font-style-complex="normal"/>
    </style:style>
    <style:style style:name="T51" style:family="text">
      <style:text-properties officeooo:rsid="001fa2d0" fo:background-color="transparent" loext:char-shading-value="0" style:font-style-asian="normal" style:font-style-complex="normal"/>
    </style:style>
    <style:style style:name="T52" style:family="text">
      <style:text-properties officeooo:rsid="005306f3" fo:background-color="transparent" loext:char-shading-value="0"/>
    </style:style>
    <style:style style:name="T53" style:family="text">
      <style:text-properties officeooo:rsid="00394f40" fo:background-color="transparent" loext:char-shading-value="0"/>
    </style:style>
    <style:style style:name="T54" style:family="text">
      <style:text-properties fo:font-style="italic" fo:background-color="transparent" loext:char-shading-value="0"/>
    </style:style>
    <style:style style:name="T55" style:family="text">
      <style:text-properties fo:font-style="italic" officeooo:rsid="00529fbc" fo:background-color="transparent" loext:char-shading-value="0"/>
    </style:style>
    <style:style style:name="T56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2b0f9f" style:font-style-asian="italic" style:font-style-complex="italic"/>
    </style:style>
    <style:style style:name="T59" style:family="text">
      <style:text-properties style:font-name="Lucida Grande" officeooo:rsid="001c223e" style:font-name-asian="Lucida Grande" style:font-name-complex="Lucida Grande"/>
    </style:style>
    <style:style style:name="T60" style:family="text">
      <style:text-properties officeooo:rsid="001c223e" style:font-name-asian="Arial Unicode MS" style:font-name-complex="Arial Unicode MS"/>
    </style:style>
    <style:style style:name="T61" style:family="text">
      <style:text-properties fo:font-size="10pt" officeooo:rsid="001e1346" style:font-size-asian="10pt" style:font-size-complex="10pt"/>
    </style:style>
    <style:style style:name="T62" style:family="text">
      <style:text-properties fo:font-size="10pt" officeooo:rsid="00610904" style:font-size-asian="10pt" style:font-size-complex="10pt"/>
    </style:style>
    <style:style style:name="T63" style:family="text">
      <style:text-properties fo:font-size="10pt" officeooo:rsid="0062e0a3" style:font-size-asian="10pt" style:font-size-complex="10pt"/>
    </style:style>
    <style:style style:name="T64" style:family="text">
      <style:text-properties fo:font-size="10pt" officeooo:rsid="006f5db2" style:font-size-asian="10pt" style:font-size-complex="10pt"/>
    </style:style>
    <style:style style:name="T65" style:family="text">
      <style:text-properties fo:font-size="10pt" officeooo:rsid="006f60f0" style:font-size-asian="10pt" style:font-size-complex="10pt"/>
    </style:style>
    <style:style style:name="T66" style:family="text">
      <style:text-properties fo:font-size="9pt" fo:font-weight="normal" style:font-size-asian="9pt" style:font-size-complex="9pt"/>
    </style:style>
    <style:style style:name="T67" style:family="text">
      <style:text-properties fo:font-size="9pt" fo:font-weight="normal" officeooo:rsid="001d52ef" style:font-size-asian="9pt" style:font-size-complex="9pt"/>
    </style:style>
    <style:style style:name="T68" style:family="text">
      <style:text-properties officeooo:rsid="001dbe86"/>
    </style:style>
    <style:style style:name="T69" style:family="text">
      <style:text-properties officeooo:rsid="00292259"/>
    </style:style>
    <style:style style:name="T70" style:family="text">
      <style:text-properties officeooo:rsid="002b0f9f"/>
    </style:style>
    <style:style style:name="T71" style:family="text">
      <style:text-properties officeooo:rsid="00357544"/>
    </style:style>
    <style:style style:name="T72" style:family="text">
      <style:text-properties officeooo:rsid="00374ddd"/>
    </style:style>
    <style:style style:name="T73" style:family="text">
      <style:text-properties officeooo:rsid="00394acc"/>
    </style:style>
    <style:style style:name="T74" style:family="text">
      <style:text-properties officeooo:rsid="003cb4df"/>
    </style:style>
    <style:style style:name="T75" style:family="text">
      <style:text-properties officeooo:rsid="0040ec56"/>
    </style:style>
    <style:style style:name="T76" style:family="text">
      <style:text-properties officeooo:rsid="00453488"/>
    </style:style>
    <style:style style:name="T77" style:family="text">
      <style:text-properties officeooo:rsid="00495675"/>
    </style:style>
    <style:style style:name="T78" style:family="text">
      <style:text-properties officeooo:rsid="004bb7ce"/>
    </style:style>
    <style:style style:name="T79" style:family="text">
      <style:text-properties officeooo:rsid="004fc84c"/>
    </style:style>
    <style:style style:name="T80" style:family="text">
      <style:text-properties officeooo:rsid="002d33ca"/>
    </style:style>
    <style:style style:name="T81" style:family="text">
      <style:text-properties officeooo:rsid="0051b784"/>
    </style:style>
    <style:style style:name="T82" style:family="text">
      <style:text-properties officeooo:rsid="00529fbc"/>
    </style:style>
    <style:style style:name="T83" style:family="text">
      <style:text-properties officeooo:rsid="005306f3"/>
    </style:style>
    <style:style style:name="T84" style:family="text">
      <style:text-properties officeooo:rsid="00394f40"/>
    </style:style>
    <style:style style:name="T85" style:family="text">
      <style:text-properties officeooo:rsid="005408ed"/>
    </style:style>
    <style:style style:name="T86" style:family="text">
      <style:text-properties officeooo:rsid="0063a09a"/>
    </style:style>
    <style:style style:name="T87" style:family="text">
      <style:text-properties officeooo:rsid="00690ef8"/>
    </style:style>
    <style:style style:name="T88" style:family="text">
      <style:text-properties officeooo:rsid="006abb79"/>
    </style:style>
    <style:style style:name="T89" style:family="text">
      <style:text-properties officeooo:rsid="006ad22c"/>
    </style:style>
    <style:style style:name="T90" style:family="text">
      <style:text-properties officeooo:rsid="006c4e73"/>
    </style:style>
    <style:style style:name="T91" style:family="text">
      <style:text-properties officeooo:rsid="0071538e"/>
    </style:style>
    <style:style style:name="T92" style:family="text">
      <style:text-properties officeooo:rsid="0074d64d"/>
    </style:style>
    <style:style style:name="T93" style:family="text">
      <style:text-properties officeooo:rsid="0075549e"/>
    </style:style>
    <style:style style:name="T94" style:family="text">
      <style:text-properties officeooo:rsid="00762d41"/>
    </style:style>
    <style:style style:name="T95" style:family="text">
      <style:text-properties officeooo:rsid="00615d1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docs-internal-guid-f181235a-b7fe-9cc7-b391-1497db5449f7"/>Greg Sandell</text:p>
      <text:p text:style-name="P6">Los Angeles, CA</text:p>
      <text:p text:style-name="P22">(<text:span text:style-name="T69">213</text:span>) <text:span text:style-name="T69">479-0790</text:span> <text:s/><text:span text:style-name="T59">•</text:span><text:span text:style-name="T60"> </text:span><text:s/><text:a xlink:type="simple" xlink:href="mailto:GREG.SANDELL@GMAIL.COM" text:style-name="Internet_20_link" text:visited-style-name="Visited_20_Internet_20_Link">GREG.SANDELL@GMAIL.COM</text:a> <text:s/><text:span text:style-name="T59">•</text:span><text:span text:style-name="T60"> </text:span><text:s/><text:span text:style-name="T66">Portfolio/</text:span><text:span text:style-name="T67">c</text:span><text:span text:style-name="T66">ode: </text:span><text:a xlink:type="simple" xlink:href="http://gregsandell.com/" text:style-name="Internet_20_link" text:visited-style-name="Visited_20_Internet_20_Link"><text:span text:style-name="T66">gregsandell.com</text:span></text:a></text:p>
      <text:h text:style-name="P9" text:outline-level="1">About Me</text:h>
      <text:p text:style-name="P24"><text:span text:style-name="T65">I provide</text:span><text:span text:style-name="T61"> </text:span><text:span text:style-name="T65">client Web Application </text:span><text:span text:style-name="T61">solutions of high quality and reliability </text:span><text:span text:style-name="T63">using</text:span><text:span text:style-name="T61"> Javascript/Node.js/React Front End Development, </text:span><text:span text:style-name="T63">Selenium-based </text:span><text:span text:style-name="T61">Automated UI Testing, </text:span><text:span text:style-name="T62">Salesforce </text:span><text:span text:style-name="T64">Commerce Cloud </text:span><text:span text:style-name="T61">eCommerce, load testing, </text:span><text:span text:style-name="T62">SQL </text:span><text:span text:style-name="T61">database design, asynchronous/multi-threaded processing, </text:span><text:span text:style-name="T64">secure authentication, messaging, </text:span><text:span text:style-name="T61">and integrating third party software. <text:s/>I have </text:span><text:span text:style-name="T65">worked for enterprise clients in retail eCommerce, Real Estate, Executive Search, Healthcare, AdTech, Publishing, Finance, Defense, and Travel. </text:span><text:span text:style-name="T61">I am also an accomplished classical pianist, electric bass player, and composer.</text:span></text:p>
      <text:h text:style-name="P8" text:outline-level="1">Experience</text:h>
      <text:h text:style-name="P21" text:outline-level="2"><text:span text:style-name="T43">OCT 2017</text:span><text:span text:style-name="T42"> – </text:span><text:span text:style-name="T44">M</text:span><text:span text:style-name="T45">AY 2020</text:span></text:h>
      <text:h text:style-name="P5" text:outline-level="3"><text:span text:style-name="T19">Crocs </text:span><text:span text:style-name="T21">Inc.</text:span><text:span text:style-name="T25"> –</text:span><text:span text:style-name="T4"> </text:span><text:span text:style-name="T10"><text:s/></text:span><text:span text:style-name="T11">S</text:span><text:span text:style-name="T13">enior Front End Software Engineer</text:span></text:h>
      <text:list xml:id="list781965653" text:style-name="L1">
        <text:list-item>
          <text:p text:style-name="P41">Javascript/web programmer in <text:span text:style-name="T92">Node.js, React and </text:span>Salesforce Commerce Cloud (a.k.a. SFCC/DemandWare) for company eCommerce site with $1.2 bil in <text:span text:style-name="T90">2019 </text:span>sales </text:p>
        </text:list-item>
        <text:list-item>
          <text:p text:style-name="P42"><text:span text:style-name="T95">Develop custom multi-tiered web applications in Node.js/React including SQL, REST services, Ajax, token based authentication, pub/sub messaging with WebSockets, Bash shell scripts, Express, Sqlitd, Bootstrap, Material-UI, AWS, and BrowserStack cloud components. </text:span></text:p>
        </text:list-item>
        <text:list-item>
          <text:p text:style-name="P42">Integrate<text:span text:style-name="T94">d</text:span> SFCC with third party eCommerce services: <text:span text:style-name="T78">PayPal, </text:span>Givex giftcards, <text:span text:style-name="T78">Adyen, CardConnect, Signal Tag Manager, Kount Fraud Manager, Olapic, Narvar, and Adobe Audience Manager analytics</text:span></text:p>
        </text:list-item>
        <text:list-item>
          <text:p text:style-name="P43">Support<text:span text:style-name="T94">ed</text:span> crocs.com sites in <text:span text:style-name="T91">8 different languages, </text:span>1<text:span text:style-name="T91">4</text:span> countries/<text:span text:style-name="T91">locales, 7 payment processors</text:span></text:p>
        </text:list-item>
        <text:list-item>
          <text:p text:style-name="P55"><text:span text:style-name="T29">Solve latency, asynchrony, and race condition issues </text:span><text:span text:style-name="T30">on the crocs.com eCommerce platform</text:span><text:span text:style-name="T29">; write H</text:span><text:span text:style-name="T30">TML/javascript</text:span><text:span text:style-name="T29"> that work</text:span><text:span text:style-name="T30">s</text:span><text:span text:style-name="T29"> reliably across </text:span><text:span text:style-name="T31">major mobile and desktop web browsers</text:span><text:span text:style-name="T29"> navigators.</text:span></text:p>
        </text:list-item>
        <text:list-item>
          <text:p text:style-name="P56"><text:span text:style-name="T32">S</text:span><text:span text:style-name="T30">upported code across </text:span><text:span text:style-name="T32">all phases of the purchase lifecycle, shopping cart interaction, product returns, payment processing, </text:span><text:span text:style-name="T33">user profile and fraud detection.</text:span></text:p>
        </text:list-item>
        <text:list-item>
          <text:p text:style-name="P44"><text:span text:style-name="T89">Provide training &amp; mentoring to junior develpers on Javascript, Node.js and SFCC; give</text:span> presentations to <text:span text:style-name="T89">to developers and </text:span>cross-functional teams on React <text:span text:style-name="T89">and Automated UI Testing</text:span>.</text:p>
        </text:list-item>
        <text:list-item>
          <text:p text:style-name="P45"><text:span text:style-name="T90">Work with new</text:span> fulfillment/distribution centers <text:span text:style-name="T90">coming online by creating bulk test orders in </text:span>the SAP Supply chain</text:p>
        </text:list-item>
      </text:list>
      <text:h text:style-name="P20" text:outline-level="2"><text:span text:style-name="T76">AUG 2017</text:span> – <text:span text:style-name="T77">NOV 2017</text:span></text:h>
      <text:h text:style-name="P4" text:outline-level="3"><text:span text:style-name="T18">UC Irvine / Trilogy Ed</text:span><text:span text:style-name="T24"> –</text:span><text:span text:style-name="T1"> </text:span><text:span text:style-name="T2">Part Time </text:span><text:span text:style-name="T9">Course Instructor</text:span></text:h>
      <text:list xml:id="list143118204845543" text:continue-numbering="true" text:style-name="L1">
        <text:list-item>
          <text:p text:style-name="P46"><text:span text:style-name="T74">I</text:span>nstructor for “Fullstack Developer” bootcamp, <text:span text:style-name="T78">teaching HTML, CSS, Git, Bootstrap, Javascript, jQuery, Ajax, Firebase, Node.js</text:span></text:p>
        </text:list-item>
      </text:list>
      <text:h text:style-name="P19" text:outline-level="2"><text:span text:style-name="T70">APR 2016</text:span> – <text:span text:style-name="T75">JUNE 2017</text:span></text:h>
      <text:h text:style-name="P3" text:outline-level="3"><text:span text:style-name="T17">Ten-X</text:span><text:span text:style-name="T16">, </text:span><text:span text:style-name="T17">Irvine, </text:span><text:span text:style-name="T16">CA</text:span><text:span text:style-name="T24"> </text:span><text:span text:style-name="T1">- </text:span><text:span text:style-name="T8">Sr. Software Engineer</text:span></text:h>
      <text:list xml:id="list143117827037785" text:continue-numbering="true" text:style-name="L1">
        <text:list-item>
          <text:p text:style-name="P48"><text:span text:style-name="T79">Developed</text:span> <text:span text:style-name="T68">presentation layer and </text:span>application logic for hosted web application <text:span text:style-name="T58">auction.com</text:span><text:span text:style-name="T70">,</text:span> <text:span text:style-name="T74">a Real Estate auction transaction platform</text:span></text:p>
        </text:list-item>
        <text:list-item>
          <text:p text:style-name="P52"><text:span text:style-name="T79">Responsible for features </text:span>Search &amp; Discovery, Event Details, Calendar, User prefs and personalization, and Home page <text:span text:style-name="T79">written in AngularJS 1.4, React/Redux, ES6, ArcGIS, and Python</text:span></text:p>
        </text:list-item>
        <text:list-item>
          <text:p text:style-name="P28"><text:soft-page-break/><text:span text:style-name="T71">Wrote QA Automation tests using Selenium and Nightwatch (demo: </text:span><text:a xlink:type="simple" xlink:href="http://bit.ly/2wUjFcS" text:style-name="Internet_20_link" text:visited-style-name="Visited_20_Internet_20_Link"><text:span text:style-name="T71">http://bit.ly/2wUjFcS</text:span></text:a><text:span text:style-name="T71">)</text:span></text:p>
        </text:list-item>
        <text:list-item>
          <text:p text:style-name="P28"><text:span text:style-name="T79">D</text:span>esign and troubleshooting of REST <text:span text:style-name="T72">and </text:span>JSON-based <text:span text:style-name="T79">backend, </text:span>services, <text:span text:style-name="T80">Omniture tracking to and LaunchDarkly feature flags</text:span></text:p>
        </text:list-item>
      </text:list>
      <text:p text:style-name="P7"/>
      <text:h text:style-name="P18" text:outline-level="2"><text:span text:style-name="T68">OCT</text:span> 201<text:span text:style-name="T68">5</text:span> - <text:span text:style-name="T68">MAR</text:span> 201<text:span text:style-name="T68">6</text:span></text:h>
      <text:h text:style-name="P2" text:outline-level="3"><text:span text:style-name="T15">John Deere</text:span><text:span text:style-name="T14">, </text:span><text:span text:style-name="T20">remote</text:span><text:span text:style-name="T24"> </text:span><text:span text:style-name="T1">- </text:span><text:span text:style-name="T6">Front End Developer </text:span><text:span text:style-name="T7">Consultant</text:span></text:h>
      <text:list xml:id="list143117751304784" text:continue-numbering="true" text:style-name="L1">
        <text:list-item>
          <text:p text:style-name="P30">Developed AngularJS controllers, views, directives and services for <text:s/>hosted web application 'Sales Center', a 'build-a-Deere' tool for sales reps</text:p>
        </text:list-item>
        <text:list-item>
          <text:p text:style-name="P31">Wrote test coverage in Mocha, Sinon and Chai</text:p>
        </text:list-item>
        <text:list-item>
          <text:p text:style-name="P29">Collaborated with Back End team on design and troubleshooting of REST/JSON-based <text:span text:style-name="T79">services</text:span></text:p>
        </text:list-item>
      </text:list>
      <text:h text:style-name="P17" text:outline-level="2">NOV 2014 - AUG 2015</text:h>
      <text:h text:style-name="P1" text:outline-level="3"><text:span text:style-name="T14">CyberCoders, Irvine, CA</text:span><text:span text:style-name="T24"> </text:span><text:span text:style-name="T1">- </text:span><text:span text:style-name="T5">Front End Java Developer</text:span></text:h>
      <text:list xml:id="list143117479698109" text:continue-numbering="true" text:style-name="L1">
        <text:list-item>
          <text:p text:style-name="P47">Developer for hosted web application 'Compass', a CRM platform for Recruiters.</text:p>
        </text:list-item>
        <text:list-item>
          <text:p text:style-name="P32">Created UI widgets <text:span text:style-name="T81">and application logic for workflow tools in Sencha ExtJS 4.0.7 Javascript </text:span></text:p>
        </text:list-item>
        <text:list-item>
          <text:p text:style-name="P32"><text:span text:style-name="T81">Wrote backend Ajax/JSON components, test coverage in </text:span>Jasmine, <text:span text:style-name="T79">stress testing with jMeter</text:span></text:p>
        </text:list-item>
      </text:list>
      <text:h text:style-name="P16" text:outline-level="2">NOV 2013 - JUNE 2014</text:h>
      <text:h text:style-name="P1" text:outline-level="3"><text:span text:style-name="T14">Sears Holding Corporation, Chicago, IL</text:span><text:span text:style-name="T24"> </text:span><text:span text:style-name="T1">- </text:span><text:span text:style-name="T5">Developer</text:span></text:h>
      <text:list xml:id="list3251613066" text:style-name="L2">
        <text:list-item>
          <text:p text:style-name="P49">Member of Core Mobile team supporting <text:span text:style-name="T73">mobile version of </text:span>sears.com E-Commerce site </text:p>
        </text:list-item>
        <text:list-item>
          <text:p text:style-name="P33">Wrote AngularJS controllers, views, and services, UIs in HTML5/CSS3 from Photoshop PSDs, REST web services in coordination.</text:p>
        </text:list-item>
        <text:list-item>
          <text:p text:style-name="P33"><text:span text:style-name="T81">Launched mobile version of new fatures</text:span> <text:span text:style-name="T57">Shop Your Way</text:span> <text:span text:style-name="T81">(</text:span>loyalty card<text:span text:style-name="T81">) and</text:span> <text:span text:style-name="T57">Shop Your Way Max</text:span> (Sears version of Amazon Prime).</text:p>
        </text:list-item>
      </text:list>
      <text:h text:style-name="P16" text:outline-level="2">AUG 2012 - AUG 2013</text:h>
      <text:h text:style-name="P1" text:outline-level="3"><text:span text:style-name="T14">Pathfinder Software</text:span><text:span text:style-name="T22"> </text:span><text:span text:style-name="T23">(now </text:span><text:a xlink:type="simple" xlink:href="http://orthogonal.io/" text:style-name="Internet_20_link" text:visited-style-name="Visited_20_Internet_20_Link">orthogonal.io</text:a><text:span text:style-name="T23">)</text:span><text:span text:style-name="T14">, Chicago, IL</text:span><text:span text:style-name="T24"> </text:span><text:span text:style-name="T1">- </text:span><text:span text:style-name="T5">Senior Software Engineer</text:span></text:h>
      <text:list xml:id="list1572143708" text:style-name="L3">
        <text:list-item>
          <text:p text:style-name="P50">Wrote mobile apps (iPhone, iPad) for medical clients Kimberly-Clark, Haemonetics, <text:span text:style-name="T82">and </text:span>Amer. Assn. of Critical Care Nurses <text:span text:style-name="T82">in</text:span> hybrid web/iOS AngularJS <text:span text:style-name="T82">and</text:span> jQuery Mobile, Trigger.io, TestFlight, and Rails/Heroku</text:p>
        </text:list-item>
      </text:list>
      <text:list xml:id="list976281544" text:style-name="L4">
        <text:list-item>
          <text:p text:style-name="P39"><text:span text:style-name="T46">Lead developer on </text:span><text:span text:style-name="T47">iPhone app</text:span><text:span text:style-name="T46"> </text:span><text:span text:style-name="T49">that was deployed in</text:span><text:span text:style-name="T46"> Apple AppStore </text:span><text:span text:style-name="T49">(</text:span><text:span text:style-name="T55">AACN Bedside</text:span><text:span text:style-name="T50">)</text:span></text:p>
        </text:list-item>
        <text:list-item>
          <text:p text:style-name="P40"><text:span text:style-name="T28">Lead developer</text:span><text:span text:style-name="T27"> </text:span><text:span text:style-name="T35">for web-based</text:span><text:span text:style-name="T34"> census and demographic </text:span><text:span text:style-name="T35">data-mining tool </text:span><text:span text:style-name="T27">(</text:span><text:span text:style-name="T36">MetroPulse Chicago</text:span><text:span text:style-name="T28">: </text:span><text:span text:style-name="T27"><text:s/>demo: </text:span><text:a xlink:type="simple" xlink:href="http://bit.ly/2wU5Yun" text:style-name="Internet_20_link" text:visited-style-name="Visited_20_Internet_20_Link"><text:span text:style-name="T37">http://bit.ly/2wU5Yun</text:span></text:a><text:span text:style-name="T27">)</text:span></text:p>
        </text:list-item>
        <text:list-item>
          <text:p text:style-name="P39"><text:span text:style-name="T49">Lead developer on</text:span><text:span text:style-name="T46"> an iPad ‘concierge’ app to connect heart patients, their nurses and caregivers </text:span><text:span text:style-name="T49">(</text:span><text:span text:style-name="T55">ContinuCare)</text:span><text:span text:style-name="T50"> and <text:s/>a blood drive simulation sales tool </text:span><text:span text:style-name="T51">for the iPad </text:span><text:span text:style-name="T50">(</text:span><text:span text:style-name="T56">Automated Whole Blood Collector)</text:span></text:p>
        </text:list-item>
      </text:list>
      <text:h text:style-name="P16" text:outline-level="2">APR 2010 - AUG 2012</text:h>
      <text:h text:style-name="P1" text:outline-level="3"><text:span text:style-name="T14">Truven Health Analytics, Chicago, IL</text:span><text:span text:style-name="T24"> </text:span><text:span text:style-name="T1">- </text:span><text:span text:style-name="T5">Senior Software Engineer</text:span></text:h>
      <text:list xml:id="list1159171488" text:style-name="L5">
        <text:list-item>
          <text:p text:style-name="P53"><text:span text:style-name="T46">Developed hosted web applications </text:span><text:span text:style-name="T54">CareDiscovery</text:span><text:span text:style-name="T46"> and </text:span><text:span text:style-name="T54">IntegrationDiscovery</text:span><text:span text:style-name="T46">, Business Intelligence and data mining tools for </text:span><text:span text:style-name="T49">a 4 TB Oracle OLAP Data Warehouse of Hospital Billing data</text:span></text:p>
        </text:list-item>
        <text:list-item>
          <text:p text:style-name="P34">Created servlet- and portal-based <text:span text:style-name="T82">J2EE</text:span> web applications for IBM Websphere Portal 5, Tomcat 6 &amp; Glassfish i<text:span text:style-name="T82">n Java 1.4 &amp; 6 Servlets, JSP, jQuery Javascript, <text:s/>PL/SQL stored procedures</text:span></text:p>
        </text:list-item>
      </text:list>
      <text:h text:style-name="P16" text:outline-level="2">OCT 2008 - MAR 2010</text:h>
      <text:h text:style-name="P1" text:outline-level="3"><text:span text:style-name="T14">iCrossing, Chicago, IL</text:span><text:span text:style-name="T24"> </text:span><text:span text:style-name="T1">- </text:span><text:span text:style-name="T5">Senior Software Engineer</text:span></text:h>
      <text:list xml:id="list3069468218" text:style-name="L6">
        <text:list-item>
          <text:p text:style-name="P54"><text:span text:style-name="T49">Front End D</text:span><text:span text:style-name="T48">eveloper for</text:span><text:span text:style-name="T46"> hosted web application </text:span><text:span text:style-name="T54">Merchantize</text:span><text:span text:style-name="T46">, </text:span><text:span text:style-name="T48">an Ad Technology</text:span><text:span text:style-name="T46"> tool for managing </text:span><text:soft-page-break/><text:span text:style-name="T46">clients' Paid Search campaigns, </text:span><text:span text:style-name="T52">keyword purchases and</text:span><text:span text:style-name="T46"> </text:span><text:span text:style-name="T53">cost-per-click </text:span><text:span text:style-name="T52">advertising </text:span><text:span text:style-name="T46">with major search and shopping engines (Google, Yahoo, MSN, NexTag, PriceGrabber)</text:span></text:p>
        </text:list-item>
        <text:list-item>
          <text:p text:style-name="P36"><text:span text:style-name="T82">Consumed streaming XML-based product feeds for clients Sears, The Gap, Hilton, Lands End, LEGO, and Williams Sonoma with cron-based processes written in</text:span> Perl, Bash, <text:span text:style-name="T82">SMTP</text:span> <text:span text:style-name="T82">&amp; </text:span>Java. </text:p>
        </text:list-item>
        <text:list-item>
          <text:p text:style-name="P35"><text:span text:style-name="T83">Wrote PDF</text:span> reports in Apache POI <text:span text:style-name="T83">Java, cleaned product feeds and resolved Mysql data integrity issues</text:span></text:p>
        </text:list-item>
      </text:list>
      <text:h text:style-name="P16" text:outline-level="2">FEB 2008 - OCT 2008</text:h>
      <text:h text:style-name="P1" text:outline-level="3"><text:span text:style-name="T14">Chicago Tribune, Chicago, IL</text:span><text:span text:style-name="T24"> </text:span><text:span text:style-name="T1">- </text:span><text:span text:style-name="T5">Senior Internet Applications Developer</text:span></text:h>
      <text:list xml:id="list3339327564" text:style-name="L7">
        <text:list-item>
          <text:p text:style-name="P51">Developed web software and content management behind all of Tribune Corp's newspaper, radio and television websites, including Chicago Tribune, LA Times, Red Eye. </text:p>
        </text:list-item>
        <text:list-item>
          <text:p text:style-name="P37">Developed code in Java 1.5 on J2EE platform including Oracle Application Server 10g, Oracle DB 10g, FAST search server, Sun Webserver (iPlanet) and TopLink 9.0 for web services. </text:p>
        </text:list-item>
        <text:list-item>
          <text:p text:style-name="P38"><text:span text:style-name="T84">Created scheduled jobs for sweeping expired database content and</text:span> JMeter test plans <text:span text:style-name="T85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4">Northwestern University, Evanston, IL</text:span><text:span text:style-name="T3"> – </text:span><text:span text:style-name="T5">PhD Music Theory</text:span></text:h>
      <text:p text:style-name="P14"><text:span text:style-name="T27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38">http://bit.ly/2wUbFZq</text:span></text:a></text:p>
      <text:h text:style-name="P15" text:outline-level="3"><text:span text:style-name="T14">Eastman School of Music, Rochester, NY</text:span><text:span text:style-name="T3"> – </text:span><text:span text:style-name="T5">MA Music Theory</text:span></text:h>
      <text:p text:style-name="P12"><text:span text:style-name="T26">Analysis techniques on classical and 20th Century music. Formal computer programming studies. Thesis on Edgard Var</text:span><text:span text:style-name="T41">èse: </text:span><text:a xlink:type="simple" xlink:href="https://bit.ly/3bGS1k4" text:style-name="Internet_20_link" text:visited-style-name="Visited_20_Internet_20_Link">https://bit.ly/3bGS1k4</text:a><text:span text:style-name="T41">.</text:span></text:p>
      <text:h text:style-name="P15" text:outline-level="3"><text:span text:style-name="T14">California State University, Los Angeles, CA</text:span><text:span text:style-name="T3"> – </text:span><text:span text:style-name="T5">BM Piano Performance</text:span></text:h>
      <text:p text:style-name="P13">Performed Junior and Senior recitals, <text:span text:style-name="T68">placed</text:span> in competitions, and performed Beethoven concerto with orchestra.</text:p>
      <text:h text:style-name="P10" text:outline-level="1"><text:span text:style-name="T39">Certifications</text:span><text:span text:style-name="T40"> </text:span></text:h>
      <text:p text:style-name="P25">March 2005: Sun Certified Web Component Developer for J2EE 1.4 (SCWCD)</text:p>
      <text:p text:style-name="P23">Apr 2004: Sun Certified Programmer for the Java 2 Platform 1.4 (SCJP)</text:p>
      <text:h text:style-name="P8" text:outline-level="1">References</text:h>
      <text:p text:style-name="P26">Available on request.</text:p>
      <text:p text:style-name="P11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08T14:31:08.922169830</dc:date>
    <meta:editing-duration>P31DT1H5M56S</meta:editing-duration>
    <meta:editing-cycles>64</meta:editing-cycles>
    <meta:generator>LibreOffice/6.3.1.2$MacOSX_X86_64 LibreOffice_project/b79626edf0065ac373bd1df5c28bd630b4424273</meta:generator>
    <meta:print-date>2020-03-06T11:27:47.601830000</meta:print-date>
    <meta:document-statistic meta:table-count="0" meta:image-count="0" meta:object-count="0" meta:page-count="3" meta:paragraph-count="73" meta:word-count="1020" meta:character-count="7103" meta:non-whitespace-character-count="6160"/>
  </office:meta>
</office:document-meta>
</file>